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7.825cm" svg:y="9.747cm">
            <draw:object draw:notify-on-update-of-ranges="Sheet1.I1:Sheet1.I1 Sheet1.J1:Sheet1.S1 Sheet1.I2:Sheet1.I2 Sheet1.J2:Sheet1.S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Molincell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6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43.52868322">
            <text:p>43.52868322</text:p>
          </table:table-cell>
          <table:table-cell office:value-type="float" office:value="87.05736645">
            <text:p>87.05736645</text:p>
          </table:table-cell>
          <table:table-cell office:value-type="float" office:value="130.58604967">
            <text:p>130.58604967</text:p>
          </table:table-cell>
          <table:table-cell office:value-type="float" office:value="174.1147329">
            <text:p>174.1147329</text:p>
          </table:table-cell>
          <table:table-cell office:value-type="float" office:value="217.64341612">
            <text:p>217.64341612</text:p>
          </table:table-cell>
          <table:table-cell office:value-type="float" office:value="261.17209935">
            <text:p>261.17209935</text:p>
          </table:table-cell>
          <table:table-cell office:value-type="float" office:value="304.70078257">
            <text:p>304.70078257</text:p>
          </table:table-cell>
          <table:table-cell office:value-type="float" office:value="348.2294658">
            <text:p>348.2294658</text:p>
          </table:table-cell>
          <table:table-cell office:value-type="float" office:value="391.75814902">
            <text:p>391.75814902</text:p>
          </table:table-cell>
          <table:table-cell office:value-type="float" office:value="435.28683225">
            <text:p>435.28683225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6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.4893185">
            <text:p>43.4893185</text:p>
          </table:table-cell>
          <table:table-cell office:value-type="float" office:value="86.97863701">
            <text:p>86.97863701</text:p>
          </table:table-cell>
          <table:table-cell office:value-type="float" office:value="130.46795551">
            <text:p>130.46795551</text:p>
          </table:table-cell>
          <table:table-cell office:value-type="float" office:value="173.95727402">
            <text:p>173.95727402</text:p>
          </table:table-cell>
          <table:table-cell office:value-type="float" office:value="217.44659252">
            <text:p>217.44659252</text:p>
          </table:table-cell>
          <table:table-cell office:value-type="float" office:value="260.93591103">
            <text:p>260.93591103</text:p>
          </table:table-cell>
          <table:table-cell office:value-type="float" office:value="304.42522953">
            <text:p>304.42522953</text:p>
          </table:table-cell>
          <table:table-cell office:value-type="float" office:value="347.91454804">
            <text:p>347.91454804</text:p>
          </table:table-cell>
          <table:table-cell office:value-type="float" office:value="391.40386654">
            <text:p>391.40386654</text:p>
          </table:table-cell>
          <table:table-cell office:value-type="float" office:value="434.89318505">
            <text:p>434.89318505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6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3.54335819">
            <text:p>43.54335819</text:p>
          </table:table-cell>
          <table:table-cell office:value-type="float" office:value="87.08671638">
            <text:p>87.08671638</text:p>
          </table:table-cell>
          <table:table-cell office:value-type="float" office:value="130.63007457">
            <text:p>130.63007457</text:p>
          </table:table-cell>
          <table:table-cell office:value-type="float" office:value="174.17343276">
            <text:p>174.17343276</text:p>
          </table:table-cell>
          <table:table-cell office:value-type="float" office:value="217.71679095">
            <text:p>217.71679095</text:p>
          </table:table-cell>
          <table:table-cell office:value-type="float" office:value="261.26014914">
            <text:p>261.26014914</text:p>
          </table:table-cell>
          <table:table-cell office:value-type="float" office:value="304.80350733">
            <text:p>304.80350733</text:p>
          </table:table-cell>
          <table:table-cell office:value-type="float" office:value="348.34686552">
            <text:p>348.34686552</text:p>
          </table:table-cell>
          <table:table-cell office:value-type="float" office:value="391.89022371">
            <text:p>391.89022371</text:p>
          </table:table-cell>
          <table:table-cell office:value-type="float" office:value="435.4335819">
            <text:p>435.4335819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7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.53199678">
            <text:p>43.53199678</text:p>
          </table:table-cell>
          <table:table-cell office:value-type="float" office:value="87.06399355">
            <text:p>87.06399355</text:p>
          </table:table-cell>
          <table:table-cell office:value-type="float" office:value="130.59599033">
            <text:p>130.59599033</text:p>
          </table:table-cell>
          <table:table-cell office:value-type="float" office:value="174.12798711">
            <text:p>174.12798711</text:p>
          </table:table-cell>
          <table:table-cell office:value-type="float" office:value="217.65998388">
            <text:p>217.65998388</text:p>
          </table:table-cell>
          <table:table-cell office:value-type="float" office:value="261.19198066">
            <text:p>261.19198066</text:p>
          </table:table-cell>
          <table:table-cell office:value-type="float" office:value="304.72397744">
            <text:p>304.72397744</text:p>
          </table:table-cell>
          <table:table-cell office:value-type="float" office:value="348.25597421">
            <text:p>348.25597421</text:p>
          </table:table-cell>
          <table:table-cell office:value-type="float" office:value="391.78797099">
            <text:p>391.78797099</text:p>
          </table:table-cell>
          <table:table-cell office:value-type="float" office:value="435.31996777">
            <text:p>435.31996777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7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3.54335819">
            <text:p>43.54335819</text:p>
          </table:table-cell>
          <table:table-cell office:value-type="float" office:value="87.08671638">
            <text:p>87.08671638</text:p>
          </table:table-cell>
          <table:table-cell office:value-type="float" office:value="130.63007457">
            <text:p>130.63007457</text:p>
          </table:table-cell>
          <table:table-cell office:value-type="float" office:value="174.17343276">
            <text:p>174.17343276</text:p>
          </table:table-cell>
          <table:table-cell office:value-type="float" office:value="217.71679095">
            <text:p>217.71679095</text:p>
          </table:table-cell>
          <table:table-cell office:value-type="float" office:value="261.26014914">
            <text:p>261.26014914</text:p>
          </table:table-cell>
          <table:table-cell office:value-type="float" office:value="304.80350733">
            <text:p>304.80350733</text:p>
          </table:table-cell>
          <table:table-cell office:value-type="float" office:value="348.34686552">
            <text:p>348.34686552</text:p>
          </table:table-cell>
          <table:table-cell office:value-type="float" office:value="391.89022371">
            <text:p>391.89022371</text:p>
          </table:table-cell>
          <table:table-cell office:value-type="float" office:value="435.4335819">
            <text:p>435.4335819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7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43.53199678">
            <text:p>43.53199678</text:p>
          </table:table-cell>
          <table:table-cell office:value-type="float" office:value="87.06399355">
            <text:p>87.06399355</text:p>
          </table:table-cell>
          <table:table-cell office:value-type="float" office:value="130.59599033">
            <text:p>130.59599033</text:p>
          </table:table-cell>
          <table:table-cell office:value-type="float" office:value="174.12798711">
            <text:p>174.12798711</text:p>
          </table:table-cell>
          <table:table-cell office:value-type="float" office:value="217.65998388">
            <text:p>217.65998388</text:p>
          </table:table-cell>
          <table:table-cell office:value-type="float" office:value="261.19198066">
            <text:p>261.19198066</text:p>
          </table:table-cell>
          <table:table-cell office:value-type="float" office:value="304.72397744">
            <text:p>304.72397744</text:p>
          </table:table-cell>
          <table:table-cell office:value-type="float" office:value="348.25597421">
            <text:p>348.25597421</text:p>
          </table:table-cell>
          <table:table-cell office:value-type="float" office:value="391.78797099">
            <text:p>391.78797099</text:p>
          </table:table-cell>
          <table:table-cell office:value-type="float" office:value="435.31996777">
            <text:p>435.31996777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7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8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.70837665">
            <text:p>43.70837665</text:p>
          </table:table-cell>
          <table:table-cell office:value-type="float" office:value="87.41675329">
            <text:p>87.41675329</text:p>
          </table:table-cell>
          <table:table-cell office:value-type="float" office:value="131.12512994">
            <text:p>131.12512994</text:p>
          </table:table-cell>
          <table:table-cell office:value-type="float" office:value="174.83350659">
            <text:p>174.83350659</text:p>
          </table:table-cell>
          <table:table-cell office:value-type="float" office:value="218.54188323">
            <text:p>218.54188323</text:p>
          </table:table-cell>
          <table:table-cell office:value-type="float" office:value="262.25025988">
            <text:p>262.25025988</text:p>
          </table:table-cell>
          <table:table-cell office:value-type="float" office:value="305.95863653">
            <text:p>305.95863653</text:p>
          </table:table-cell>
          <table:table-cell office:value-type="float" office:value="349.66701318">
            <text:p>349.66701318</text:p>
          </table:table-cell>
          <table:table-cell office:value-type="float" office:value="393.37538982">
            <text:p>393.37538982</text:p>
          </table:table-cell>
          <table:table-cell office:value-type="float" office:value="437.08376647">
            <text:p>437.08376647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8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.54335819">
            <text:p>43.54335819</text:p>
          </table:table-cell>
          <table:table-cell office:value-type="float" office:value="87.08671638">
            <text:p>87.08671638</text:p>
          </table:table-cell>
          <table:table-cell office:value-type="float" office:value="130.63007457">
            <text:p>130.63007457</text:p>
          </table:table-cell>
          <table:table-cell office:value-type="float" office:value="174.17343276">
            <text:p>174.17343276</text:p>
          </table:table-cell>
          <table:table-cell office:value-type="float" office:value="217.71679095">
            <text:p>217.71679095</text:p>
          </table:table-cell>
          <table:table-cell office:value-type="float" office:value="261.26014914">
            <text:p>261.26014914</text:p>
          </table:table-cell>
          <table:table-cell office:value-type="float" office:value="304.80350733">
            <text:p>304.80350733</text:p>
          </table:table-cell>
          <table:table-cell office:value-type="float" office:value="348.34686552">
            <text:p>348.34686552</text:p>
          </table:table-cell>
          <table:table-cell office:value-type="float" office:value="391.89022371">
            <text:p>391.89022371</text:p>
          </table:table-cell>
          <table:table-cell office:value-type="float" office:value="435.4335819">
            <text:p>435.4335819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8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3.53199678">
            <text:p>43.53199678</text:p>
          </table:table-cell>
          <table:table-cell office:value-type="float" office:value="87.06399355">
            <text:p>87.06399355</text:p>
          </table:table-cell>
          <table:table-cell office:value-type="float" office:value="130.59599033">
            <text:p>130.59599033</text:p>
          </table:table-cell>
          <table:table-cell office:value-type="float" office:value="174.12798711">
            <text:p>174.12798711</text:p>
          </table:table-cell>
          <table:table-cell office:value-type="float" office:value="217.65998388">
            <text:p>217.65998388</text:p>
          </table:table-cell>
          <table:table-cell office:value-type="float" office:value="261.19198066">
            <text:p>261.19198066</text:p>
          </table:table-cell>
          <table:table-cell office:value-type="float" office:value="304.72397744">
            <text:p>304.72397744</text:p>
          </table:table-cell>
          <table:table-cell office:value-type="float" office:value="348.25597421">
            <text:p>348.25597421</text:p>
          </table:table-cell>
          <table:table-cell office:value-type="float" office:value="391.78797099">
            <text:p>391.78797099</text:p>
          </table:table-cell>
          <table:table-cell office:value-type="float" office:value="435.31996777">
            <text:p>435.31996777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8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.54335819">
            <text:p>43.54335819</text:p>
          </table:table-cell>
          <table:table-cell office:value-type="float" office:value="87.08671638">
            <text:p>87.08671638</text:p>
          </table:table-cell>
          <table:table-cell office:value-type="float" office:value="130.63007457">
            <text:p>130.63007457</text:p>
          </table:table-cell>
          <table:table-cell office:value-type="float" office:value="174.17343276">
            <text:p>174.17343276</text:p>
          </table:table-cell>
          <table:table-cell office:value-type="float" office:value="217.71679095">
            <text:p>217.71679095</text:p>
          </table:table-cell>
          <table:table-cell office:value-type="float" office:value="261.26014914">
            <text:p>261.26014914</text:p>
          </table:table-cell>
          <table:table-cell office:value-type="float" office:value="304.80350733">
            <text:p>304.80350733</text:p>
          </table:table-cell>
          <table:table-cell office:value-type="float" office:value="348.34686552">
            <text:p>348.34686552</text:p>
          </table:table-cell>
          <table:table-cell office:value-type="float" office:value="391.89022371">
            <text:p>391.89022371</text:p>
          </table:table-cell>
          <table:table-cell office:value-type="float" office:value="435.4335819">
            <text:p>435.4335819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8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.53199678">
            <text:p>43.53199678</text:p>
          </table:table-cell>
          <table:table-cell office:value-type="float" office:value="87.06399355">
            <text:p>87.06399355</text:p>
          </table:table-cell>
          <table:table-cell office:value-type="float" office:value="130.59599033">
            <text:p>130.59599033</text:p>
          </table:table-cell>
          <table:table-cell office:value-type="float" office:value="174.12798711">
            <text:p>174.12798711</text:p>
          </table:table-cell>
          <table:table-cell office:value-type="float" office:value="217.65998388">
            <text:p>217.65998388</text:p>
          </table:table-cell>
          <table:table-cell office:value-type="float" office:value="261.19198066">
            <text:p>261.19198066</text:p>
          </table:table-cell>
          <table:table-cell office:value-type="float" office:value="304.72397744">
            <text:p>304.72397744</text:p>
          </table:table-cell>
          <table:table-cell office:value-type="float" office:value="348.25597421">
            <text:p>348.25597421</text:p>
          </table:table-cell>
          <table:table-cell office:value-type="float" office:value="391.78797099">
            <text:p>391.78797099</text:p>
          </table:table-cell>
          <table:table-cell office:value-type="float" office:value="435.31996777">
            <text:p>435.31996777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1">
          <table:table-cell office:value-type="string">
            <text:p>2014 Jan 17 16:52:59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3.52870784">
            <text:p>43.52870784</text:p>
          </table:table-cell>
          <table:table-cell office:value-type="float" office:value="87.05741569">
            <text:p>87.05741569</text:p>
          </table:table-cell>
          <table:table-cell office:value-type="float" office:value="130.58612353">
            <text:p>130.58612353</text:p>
          </table:table-cell>
          <table:table-cell office:value-type="float" office:value="174.11483138">
            <text:p>174.11483138</text:p>
          </table:table-cell>
          <table:table-cell office:value-type="float" office:value="217.64353922">
            <text:p>217.64353922</text:p>
          </table:table-cell>
          <table:table-cell office:value-type="float" office:value="261.17224706">
            <text:p>261.17224706</text:p>
          </table:table-cell>
          <table:table-cell office:value-type="float" office:value="304.70095491">
            <text:p>304.70095491</text:p>
          </table:table-cell>
          <table:table-cell office:value-type="float" office:value="348.22966275">
            <text:p>348.22966275</text:p>
          </table:table-cell>
          <table:table-cell office:value-type="float" office:value="391.75837059">
            <text:p>391.75837059</text:p>
          </table:table-cell>
          <table:table-cell office:value-type="float" office:value="435.28707844">
            <text:p>435.28707844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entrea</text:p>
          </table:table-cell>
          <table:table-cell office:value-type="string">
            <text:p>surroundingsa</text:p>
          </table:table-cell>
          <table:table-cell office:value-type="string">
            <text:p>size</text:p>
          </table:table-cell>
          <table:table-cell office:value-type="string">
            <text:p>pos_a</text:p>
          </table:table-cell>
          <table:table-cell office:value-type="string">
            <text:p>pos_b</text:p>
          </table:table-cell>
          <table:table-cell office:value-type="string">
            <text:p>pos_c</text:p>
          </table:table-cell>
          <table:table-cell office:value-type="string">
            <text:p>ReorgCT0.1</text:p>
          </table:table-cell>
          <table:table-cell office:value-type="string">
            <text:p>ReorgCT0.2</text:p>
          </table:table-cell>
          <table:table-cell office:value-type="string">
            <text:p>ReorgCT0.3</text:p>
          </table:table-cell>
          <table:table-cell office:value-type="string">
            <text:p>ReorgCT0.4</text:p>
          </table:table-cell>
          <table:table-cell office:value-type="string">
            <text:p>ReorgCT0.5</text:p>
          </table:table-cell>
          <table:table-cell office:value-type="string">
            <text:p>ReorgCT0.6</text:p>
          </table:table-cell>
          <table:table-cell office:value-type="string">
            <text:p>ReorgCT0.7</text:p>
          </table:table-cell>
          <table:table-cell office:value-type="string">
            <text:p>ReorgCT0.8</text:p>
          </table:table-cell>
          <table:table-cell office:value-type="string">
            <text:p>ReorgCT0.9</text:p>
          </table:table-cell>
          <table:table-cell office:value-type="string">
            <text:p>ReorgCT1.0</text:p>
          </table:table-cell>
        </table:table-row>
        <table:table-row table:style-name="ro2">
          <table:table-cell office:value-type="string">
            <text:p>2014 Jan 17 16:52:59</text:p>
          </table:table-cell>
          <table:table-cell office:value-type="string">
            <text:p>dip_anion_neut_diamond</text:p>
          </table:table-cell>
          <table:table-cell office:value-type="string">
            <text:p>dip_mola_anion.xyz</text:p>
          </table:table-cell>
          <table:table-cell office:value-type="string">
            <text:p>dip_mola_neut.xy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.61371313">
            <text:p>43.61371313</text:p>
          </table:table-cell>
          <table:table-cell office:value-type="float" office:value="87.22742626">
            <text:p>87.22742626</text:p>
          </table:table-cell>
          <table:table-cell office:value-type="float" office:value="130.8411394">
            <text:p>130.8411394</text:p>
          </table:table-cell>
          <table:table-cell office:value-type="float" office:value="174.45485253">
            <text:p>174.45485253</text:p>
          </table:table-cell>
          <table:table-cell office:value-type="float" office:value="218.06856566">
            <text:p>218.06856566</text:p>
          </table:table-cell>
          <table:table-cell office:value-type="float" office:value="261.68227879">
            <text:p>261.68227879</text:p>
          </table:table-cell>
          <table:table-cell office:value-type="float" office:value="305.29599193">
            <text:p>305.29599193</text:p>
          </table:table-cell>
          <table:table-cell office:value-type="float" office:value="348.90970506">
            <text:p>348.90970506</text:p>
          </table:table-cell>
          <table:table-cell office:value-type="float" office:value="392.52341819">
            <text:p>392.52341819</text:p>
          </table:table-cell>
          <table:table-cell office:value-type="float" office:value="436.13713132">
            <text:p>436.13713132</text:p>
          </table:table-cell>
          <table:table-cell table:number-columns-repeated="18"/>
        </table:table-row>
        <table:table-row table:style-name="ro2" table:number-rows-repeated="1048560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6:46:39</meta:creation-date>
    <dc:date>2014-01-18T11:39:37</dc:date>
    <meta:editing-duration>PT18H45M27S</meta:editing-duration>
    <meta:editing-cycles>1</meta:editing-cycles>
    <meta:document-statistic meta:table-count="1" meta:cell-count="537" meta:object-count="1"/>
    <meta:generator>LibreOffice/3.6$MacOSX_x86 LibreOffice_project/e29a214-2bbed72-0621de6-a97528c-8f06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45cm" svg:y="4.199cm" style:legend-expansion="high" chart:style-name="ch2"/>
        <chart:plot-area chart:style-name="ch3" table:cell-range-address="Sheet1.I1:Sheet1.S2" chart:data-source-has-labels="column" svg:x="0.77cm" svg:y="0.855cm" svg:width="13.635cm" svg:height="7.545cm">
          <chartooo:coordinate-region svg:x="1.601cm" svg:y="1.056cm" svg:width="12.602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S2" chart:label-cell-address="Sheet1.I2:Sheet1.I2" chart:class="chart:scatter">
            <chart:domain table:cell-range-address="Sheet1.J1:Sheet1.S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J1:Sheet1.S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</text:p>
                <draw:g>
                  <svg:desc>Sheet1.I2:Sheet1.I2</svg:desc>
                </draw:g>
              </table:table-cell>
              <table:table-cell office:value-type="float" office:value="43.52868322">
                <text:p>43.52868322</text:p>
                <draw:g>
                  <svg:desc>Sheet1.J2:Sheet1.S2</svg:desc>
                </draw:g>
              </table:table-cell>
              <table:table-cell office:value-type="float" office:value="87.05736645">
                <text:p>87.05736645</text:p>
              </table:table-cell>
              <table:table-cell office:value-type="float" office:value="130.58604967">
                <text:p>130.58604967</text:p>
              </table:table-cell>
              <table:table-cell office:value-type="float" office:value="174.1147329">
                <text:p>174.1147329</text:p>
              </table:table-cell>
              <table:table-cell office:value-type="float" office:value="217.64341612">
                <text:p>217.64341612</text:p>
              </table:table-cell>
              <table:table-cell office:value-type="float" office:value="261.17209935">
                <text:p>261.17209935</text:p>
              </table:table-cell>
              <table:table-cell office:value-type="float" office:value="304.70078257">
                <text:p>304.70078257</text:p>
              </table:table-cell>
              <table:table-cell office:value-type="float" office:value="348.2294658">
                <text:p>348.2294658</text:p>
              </table:table-cell>
              <table:table-cell office:value-type="float" office:value="391.75814902">
                <text:p>391.75814902</text:p>
              </table:table-cell>
              <table:table-cell office:value-type="float" office:value="435.28683225">
                <text:p>435.28683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